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Entries.add( NodeEntry cn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NodeIterator.checkMod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NodeEntriesImpl.ChildNodeEntriesImpl( NodeEntry parent , EntryFactory factory , Iterator childNodeInf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nkedEntries.reorderNode( LinkedEntries . LinkNode insert , LinkedEntries . LinkNode bef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ildNodeEntriesImpl.get( Name nodeNam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ildNodeEntriesImpl.get( Name nodeName , String unique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Map.getLinkNode( Name qName , int index , String unique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meMap.put( Name qName , int index , LinkedEntries . LinkNode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meMap.findMatchingEntry( List siblings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NodeEntriesImpl.reorderAfter( NodeEntry insertEntry , NodeEntry after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ildNodeEntriesImpl.get( Name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p.reorder( Name qName , LinkedEntries . LinkNode insertValue , int 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edEntries.createNod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Impl.isComple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NodeEntriesImpl.reorder( NodeEntry insertEntry , NodeEntry before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edEntries.getLinkNode( NodeEntry node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ildNodeEntriesImpl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p.remove( Name qName , LinkedEntries . LinkNod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kNode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Impl.internalAddAfter( NodeEntry newEntry , int index , LinkedEntries . LinkNode insert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NodeEntriesImpl.remove( NodeEntry child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Node.Link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Nod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ildNodeEntriesImpl.update( Iterator childNodeInf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ildNodeEntriesImpl.reorderAfter( LinkedEntries . LinkNode insertLN , LinkedEntries . LinkNode afterL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hildNodeEntriesImpl.internalAdd( NodeEntry entry ,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ildNodeEntriesImpl.reorder( Name insertName , LinkedEntries . LinkNode insertLN , LinkedEntries . LinkNode beforeL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nkNode.getNod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p.getList( 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ildNodeEntriesImpl.add( NodeEntry cn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Nod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NodeEntriesImpl.getNext( NodeEntry child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Node.getVal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ildNodeEntriesImpl.add( NodeEntry entry , int index , NodeEntry before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ildNodeEntriesImpl.getPrevious( NodeEntry child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Node.LinkNode( Object valu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edEntries.removeNodeEntry( NodeEntry c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Entries.Linked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edEntries.addAfter( NodeEntry cne , int index , LinkedEntries . LinkNode insertAf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kedEntries.linkNod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iesImpl.add( NodeEntry c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Entries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p.getNodeEntry( Name qName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ildNodeEntriesImpl.re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Map.get( Name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ildNodeEntriesImpl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edEntries.createHeader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Node.getPreviousLink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p.containsSiblings( 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Nod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Node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Node.getNextLink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Map.getLinkNode( Name qName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